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3cm" fo:min-width="3.541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49cm" fo:min-width="6.4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4.1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223cm" svg:x="7.185cm" svg:y="4.49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89cm" svg:y1="6.715cm" svg:x2="9.89cm" svg:y2="7.985cm">
          <text:p/>
        </draw:line>
        <draw:custom-shape draw:style-name="gr3" draw:text-style-name="P2" draw:layer="layout" svg:width="11.112cm" svg:height="3.175cm" svg:x="4.81cm" svg:y="7.985cm">
          <text:p text:style-name="P1"><text:span text:style-name="T1">-Read firstname</text:span></text:p>
          <text:p text:style-name="P1"><text:span text:style-name="T1">-Read lastna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9.572cm" svg:y1="11.16cm" svg:x2="9.572cm" svg:y2="12.43cm">
          <text:p/>
        </draw:line>
        <draw:custom-shape draw:style-name="gr4" draw:text-style-name="P2" draw:layer="layout" svg:width="14.605cm" svg:height="5.08cm" svg:x="2.805cm" svg:y="12.447cm">
          <text:p text:style-name="P1"><text:span text:style-name="T1">Fullname = firstname + “ “ + lastna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17.51cm" svg:x2="9.89cm" svg:y2="18.78cm">
          <text:p/>
        </draw:line>
        <draw:custom-shape draw:style-name="gr3" draw:text-style-name="P2" draw:layer="layout" svg:width="11.112cm" svg:height="3.175cm" svg:x="4.492cm" svg:y="18.78cm">
          <text:p text:style-name="P1"><text:span text:style-name="T1">Print “fullname”’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9.572cm" svg:y1="21.955cm" svg:x2="9.572cm" svg:y2="23.225cm">
          <text:p/>
        </draw:line>
        <draw:custom-shape draw:style-name="gr1" draw:text-style-name="P2" draw:layer="layout" svg:width="5.715cm" svg:height="2.223cm" svg:x="7.032cm" svg:y="23.224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7T19:20:50.563049698</meta:creation-date>
    <dc:date>2023-12-17T19:24:29.620774099</dc:date>
    <meta:editing-duration>PT3M48S</meta:editing-duration>
    <meta:editing-cycles>1</meta:editing-cycles>
    <meta:document-statistic meta:object-count="9"/>
    <meta:generator>LibreOffice/7.3.7.2$Linux_X86_64 LibreOffice_project/30$Build-2</meta:generator>
  </office:meta>
</office:document-meta>
</file>